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2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3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4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5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6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7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8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11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14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15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16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17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18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21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22" style:family="text">
      <style:text-properties fo:font-size="14.00pt" fo:font-weight="bold" fo:font-family="'Trebuchet MS'" style:font-family-asian="'Trebuchet MS'" style:font-family-complex="'Trebuchet MS'" fo:background-color="transparent" style:use-window-font-color="true"/>
    </style:style>
    <style:style style:name="T23" style:family="text">
      <style:text-properties fo:font-size="14.00pt" fo:font-weight="normal" fo:font-family="'Trebuchet MS'" style:font-family-asian="'Trebuchet MS'" style:font-family-complex="'Trebuchet MS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2.85pt"/>
    </style:style>
    <style:style style:name="P2" style:family="paragraph">
      <style:paragraph-properties fo:line-height="100.00%" fo:text-align="left" fo:margin-left="36.00pt" fo:text-indent="0.00pt" fo:margin-bottom="2.85pt"/>
    </style:style>
    <style:style style:name="P3" style:family="paragraph">
      <style:paragraph-properties fo:line-height="100.00%" fo:text-align="left" fo:margin-bottom="2.85pt"/>
    </style:style>
    <style:style style:name="P4" style:family="paragraph">
      <style:paragraph-properties fo:line-height="100.00%" fo:text-align="left" fo:margin-left="18.00pt" fo:text-indent="0.00pt" fo:margin-bottom="2.85pt"/>
    </style:style>
    <text:list-style style:name="L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left="-18.00pt" fo:text-indent="18.00pt" fo:margin-bottom="2.85pt"/>
    </style:style>
    <style:style style:name="P6" style:family="paragraph">
      <style:paragraph-properties fo:line-height="100.00%" fo:text-align="left" fo:margin-bottom="2.85pt"/>
    </style:style>
  </office:automatic-styles>
  <office:body>
    <office:text>
      <text:p text:style-name="P1"><text:span text:style-name="T1">AGENDA </text:span></text:p>
      <text:p text:style-name="P1"><text:span text:style-name="T1"><text:tab/></text:span><text:span text:style-name="T2">• Make the world seem real. </text:span></text:p>
      <text:p text:style-name="P2"><text:span text:style-name="T2">• Make the characters’ lives not boring. </text:span></text:p>
      <text:p text:style-name="P2"><text:span text:style-name="T2">• Play to find out what happens. </text:span></text:p>
      <text:p text:style-name="P3"><text:span text:style-name="T3">PRINCIPLES </text:span></text:p>
      <text:p text:style-name="P4"><text:span text:style-name="T4">• Set the scene - details and imagery. </text:span></text:p>
      <text:p text:style-name="P4"><text:span text:style-name="T4">• Address the characters, not the players. </text:span></text:p>
      <text:p text:style-name="P4"><text:span text:style-name="T4">• Make your move, but misdirect. </text:span></text:p>
      <text:p text:style-name="P4"><text:span text:style-name="T4">• Make your move, but never speak its name. </text:span></text:p>
      <text:p text:style-name="P4"><text:span text:style-name="T4">• Look through crosshairs. </text:span></text:p>
      <text:p text:style-name="P4"><text:span text:style-name="T4">• Name everyone, make everyone human. </text:span></text:p>
      <text:p text:style-name="P4"><text:span text:style-name="T4">• Ask provocative questions and build on the answers. </text:span></text:p>
      <text:p text:style-name="P4"><text:span text:style-name="T4">• Give what they want but not what is expected. </text:span></text:p>
      <text:p text:style-name="P4"><text:span text:style-name="T4">• Be a fan of the characters. </text:span></text:p>
      <text:p text:style-name="P4"><text:span text:style-name="T4">• Think offscreen too. </text:span></text:p>
      <text:p text:style-name="P4"><text:span text:style-name="T4">• Sometimes, pass the buck.</text:span></text:p>
      <text:list text:style-name="L5">
        <text:list-item>
          <text:p text:style-name="P5"><text:span text:style-name="T4">put it in your NPCs’ hands</text:span></text:p>
        </text:list-item>
        <text:list-item>
          <text:p text:style-name="P5"><text:span text:style-name="T4">put it in the players’ hands</text:span></text:p>
        </text:list-item>
        <text:list-item>
          <text:p text:style-name="P5"><text:span text:style-name="T4">create a countdown</text:span></text:p>
        </text:list-item>
        <text:list-item>
          <text:p text:style-name="P5"><text:span text:style-name="T4">make it a stakes question</text:span></text:p>
        </text:list-item>
      </text:list>
      <text:p text:style-name="P6"><text:span text:style-name="T5">ALWAYS SAY</text:span><text:span text:style-name="T6"><text:s/></text:span></text:p>
      <text:p text:style-name="P6"><text:span text:style-name="T6">• What the principles demand. </text:span></text:p>
      <text:p text:style-name="P6"><text:span text:style-name="T6">• What the rules demand. </text:span></text:p>
      <text:p text:style-name="P6"><text:span text:style-name="T6">• What your prep demands. </text:span></text:p>
      <text:p text:style-name="P6"><text:span text:style-name="T6">• What honesty demands. </text:span></text:p>
      <text:p text:style-name="P6"><text:span text:style-name="T7">MOVES </text:span></text:p>
      <text:p text:style-name="P6"><text:span text:style-name="T8">• Separate them. </text:span></text:p>
      <text:p text:style-name="P6"><text:span text:style-name="T8">• Capture someone. </text:span></text:p>
      <text:p text:style-name="P6"><text:span text:style-name="T8">• Put someone in a spot. </text:span></text:p>
      <text:p text:style-name="P6"><text:span text:style-name="T8">• Trade harm for harm (as established). </text:span></text:p>
      <text:p text:style-name="P6"><text:span text:style-name="T8">• Announce off-screen badness. </text:span></text:p>
      <text:p text:style-name="P6"><text:span text:style-name="T8">• Announce future badness. </text:span></text:p>
      <text:p text:style-name="P6"><text:span text:style-name="T8">• Inflict harm (as established). </text:span></text:p>
      <text:p text:style-name="P6"><text:span text:style-name="T8">• Take away their stuff. </text:span></text:p>
      <text:p text:style-name="P6"><text:span text:style-name="T8">• Make them buy. </text:span></text:p>
      <text:p text:style-name="P6"><text:span text:style-name="T8">• Activate their stuff’s downside. </text:span></text:p>
      <text:p text:style-name="P6"><text:span text:style-name="T8">• Tell them the possible consequences and ask. </text:span></text:p>
      <text:p text:style-name="P6"><text:span text:style-name="T8">• Offer an opportunity, with or without a cost. </text:span></text:p>
      <text:p text:style-name="P6"><text:span text:style-name="T8">• Turn their move back on them. </text:span></text:p>
      <text:p text:style-name="P6"><text:span text:style-name="T8">• Make a threat move (from one of your fronts). </text:span></text:p>
      <text:p text:style-name="P6"><text:span text:style-name="T8">• After every move: “what do you do?” </text:span></text:p>
      <text:p text:style-name="P6"><text:span text:style-name="T9"/></text:p>
      <text:p text:style-name="P6"><text:span text:style-name="T10">A FEW MORE THINGS TO DO</text:span></text:p>
      <text:p text:style-name="P6"><text:span text:style-name="T11">• Make maps like crazy.</text:span></text:p>
      <text:p text:style-name="P6"><text:span text:style-name="T11">• Turn questions back on the asker or over to the group at large. </text:span></text:p>
      <text:p text:style-name="P6"><text:span text:style-name="T11">• Digress occasionally. </text:span></text:p>
      <text:p text:style-name="P6"><text:span text:style-name="T11">• Elide the action sometimes, and zoom in on its details other times. </text:span></text:p>
      <text:p text:style-name="P6"><text:span text:style-name="T11">• Go around the table. </text:span></text:p>
      <text:p text:style-name="P6"><text:span text:style-name="T11">• Take breaks and take your time.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3">MC Moves for warlords:</text:span></text:p>
      <text:p text:style-name="P6"><text:span text:style-name="T14">• Outflank someone, corner someone, encircle someone.</text:span></text:p>
      <text:p text:style-name="P6"><text:span text:style-name="T14">• Attack someone suddenly, directly, and very hard.</text:span></text:p>
      <text:p text:style-name="P6"><text:span text:style-name="T14">• Attack someone cautiously, holding reserves.</text:span></text:p>
      <text:p text:style-name="P6"><text:span text:style-name="T14">• Seize someone or something, for leverage or information.</text:span></text:p>
      <text:p text:style-name="P6"><text:span text:style-name="T14">• Make a show of force.</text:span></text:p>
      <text:p text:style-name="P6"><text:span text:style-name="T14">• Make a show of discipline.</text:span></text:p>
      <text:p text:style-name="P6"><text:span text:style-name="T14">• Offer to negotiate. Demand concession or obedience.</text:span></text:p>
      <text:p text:style-name="P6"><text:span text:style-name="T14">• Claim territory: move into it, blockade it, assault it.</text:span></text:p>
      <text:p text:style-name="P6"><text:span text:style-name="T14">• Buy out someone’s allies.</text:span></text:p>
      <text:p text:style-name="P6"><text:span text:style-name="T14">• Make a careful study of someone and attack where they’re weak.</text:span></text:p>
      <text:p text:style-name="P6"><text:span text:style-name="T15">MC Moves for landscapes:</text:span></text:p>
      <text:p text:style-name="P6"><text:span text:style-name="T16">• Reveal something to someone.</text:span></text:p>
      <text:p text:style-name="P6"><text:span text:style-name="T16">• Display something for all to see.</text:span></text:p>
      <text:p text:style-name="P6"><text:span text:style-name="T16">• Hide something.</text:span></text:p>
      <text:p text:style-name="P6"><text:span text:style-name="T16">• Bar the way.</text:span></text:p>
      <text:p text:style-name="P6"><text:span text:style-name="T16">• Open the way.</text:span></text:p>
      <text:p text:style-name="P6"><text:span text:style-name="T16">• Provide another way.</text:span></text:p>
      <text:p text:style-name="P6"><text:span text:style-name="T16">• Shift, move, rearrange.</text:span></text:p>
      <text:p text:style-name="P6"><text:span text:style-name="T16">• Offer a guide.</text:span></text:p>
      <text:p text:style-name="P6"><text:span text:style-name="T16">• Present a guardian.</text:span></text:p>
      <text:p text:style-name="P6"><text:span text:style-name="T16">• Disgorge something.</text:span></text:p>
      <text:p text:style-name="P6"><text:span text:style-name="T16">• Take something away: lost, used up, destroyed.</text:span></text:p>
      <text:p text:style-name="P6"><text:span text:style-name="T17">MC Moves for grotesques:</text:span></text:p>
      <text:p text:style-name="P6"><text:span text:style-name="T18">• Display the nature of the world it inhabits.</text:span></text:p>
      <text:p text:style-name="P6"><text:span text:style-name="T18">• Display the contents of its heart.</text:span></text:p>
      <text:p text:style-name="P6"><text:span text:style-name="T18">• Attack someone from behind or otherwise by stealth.</text:span></text:p>
      <text:p text:style-name="P6"><text:span text:style-name="T18">• Attack someone face-on, but without threat or warning.</text:span></text:p>
      <text:p text:style-name="P6"><text:span text:style-name="T18">• Insult, affront, offend or provoke someone.</text:span></text:p>
      <text:p text:style-name="P6"><text:span text:style-name="T18">• Offer something to someone, or do something for someone, with strings </text:span></text:p>
      <text:p text:style-name="P6"><text:span text:style-name="T18">attached.</text:span></text:p>
      <text:p text:style-name="P6"><text:span text:style-name="T18">• Put it in someone’s path, part of someone’s day or life.</text:span></text:p>
      <text:p text:style-name="P6"><text:span text:style-name="T18">• Threaten someone, directly or else by implication.</text:span></text:p>
      <text:p text:style-name="P6"><text:span text:style-name="T18">• Steal something from someone.</text:span></text:p>
      <text:p text:style-name="P6"><text:span text:style-name="T18">• Seize and hold someone.</text:span></text:p>
      <text:p text:style-name="P6"><text:span text:style-name="T18">• Ruin something. Befoul, rot, desecrate, corrupt, adulter it.</text:span></text:p>
      <text:p text:style-name="P6"><text:span text:style-name="T19"/></text:p>
      <text:p text:style-name="P6"><text:span text:style-name="T19"/></text:p>
      <text:p text:style-name="P6"><text:span text:style-name="T19"/></text:p>
      <text:p text:style-name="P6"><text:span text:style-name="T20">MC Moves for brutes:</text:span></text:p>
      <text:p text:style-name="P6"><text:span text:style-name="T21">• Burst out in uncoordinated, undirected violence.</text:span></text:p>
      <text:p text:style-name="P6"><text:span text:style-name="T21">• Make a coordinated attack with a coherent objective.</text:span></text:p>
      <text:p text:style-name="P6"><text:span text:style-name="T21">• Tell stories (truth, lies, allegories, homilies).</text:span></text:p>
      <text:p text:style-name="P6"><text:span text:style-name="T21">• Demand consideration or indulgence.</text:span></text:p>
      <text:p text:style-name="P6"><text:span text:style-name="T21">• Rigidly follow or defy authority.</text:span></text:p>
      <text:p text:style-name="P6"><text:span text:style-name="T21">• Cling to or defy reason.</text:span></text:p>
      <text:p text:style-name="P6"><text:span text:style-name="T21">• Make a show of solidarity and power.</text:span></text:p>
      <text:p text:style-name="P6"><text:span text:style-name="T21">• Ask for help or for someone’s participation</text:span></text:p>
      <text:p text:style-name="P6"><text:span text:style-name="T22">MC Moves for afflictions:</text:span></text:p>
      <text:p text:style-name="P6"><text:span text:style-name="T23">• Someone neglects duties, responsibilities, obligations.</text:span></text:p>
      <text:p text:style-name="P6"><text:span text:style-name="T23">• Someone flies into a rage.</text:span></text:p>
      <text:p text:style-name="P6"><text:span text:style-name="T23">• Someone takes self-destructive, fruitless, or hopeless action.</text:span></text:p>
      <text:p text:style-name="P6"><text:span text:style-name="T23">• Someone approaches, seeking help.</text:span></text:p>
      <text:p text:style-name="P6"><text:span text:style-name="T23">• Someone approaches, seeking comfort.</text:span></text:p>
      <text:p text:style-name="P6"><text:span text:style-name="T23">• Someone withdraws and seeks isolation.</text:span></text:p>
      <text:p text:style-name="P6"><text:span text:style-name="T23">• Someone proclaims the affliction to be a just punishment.</text:span></text:p>
      <text:p text:style-name="P6"><text:span text:style-name="T23">• Someone proclaims the affliction to be, in fact, a blessing.</text:span></text:p>
      <text:p text:style-name="P6"><text:span text:style-name="T23">• Someone refuses or fails to adapt to new circumstances.</text:span></text:p>
      <text:p text:style-name="P6"><text:span text:style-name="T23">• Someone brings friends or loved ones along.</text:span></text:p>
      <text:p text:style-name="P6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